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Heading_20_1">
      <style:paragraph-properties fo:margin-left="0cm" fo:margin-right="0cm" fo:text-indent="0cm" style:auto-text-indent="false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P4" style:family="paragraph" style:parent-style-name="Heading_20_3">
      <style:paragraph-properties fo:margin-left="0cm" fo:margin-right="0cm" fo:text-indent="0cm" style:auto-text-indent="false"/>
    </style:style>
    <style:style style:name="P5" style:family="paragraph" style:parent-style-name="Text_20_body" style:list-style-name="L1">
      <style:paragraph-properties fo:margin-left="0cm" fo:margin-right="0cm" fo:text-indent="0cm" style:auto-text-indent="false"/>
    </style:style>
    <style:style style:name="P6" style:family="paragraph" style:parent-style-name="Text_20_body" style:list-style-name="L1">
      <style:paragraph-properties fo:text-indent="0cm" style:auto-text-indent="false"/>
    </style:style>
    <style:style style:name="P7" style:family="paragraph" style:parent-style-name="Text_20_body" style:list-style-name="L2">
      <style:paragraph-properties fo:margin-left="0cm" fo:margin-right="0cm" fo:text-indent="0cm" style:auto-text-indent="false"/>
    </style:style>
    <style:style style:name="P8" style:family="paragraph" style:parent-style-name="Text_20_body" style:list-style-name="L2">
      <style:paragraph-properties fo:text-indent="0cm" style:auto-text-indent="false"/>
    </style:style>
    <style:style style:name="P9" style:family="paragraph" style:parent-style-name="Heading_20_3">
      <style:paragraph-properties fo:margin-left="0cm" fo:margin-right="0cm"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P10" style:family="paragraph" style:parent-style-name="Text_20_body" style:list-style-name="L3">
      <style:paragraph-properties fo:margin-left="0cm" fo:margin-right="0cm" fo:text-indent="0cm" style:auto-text-indent="false"/>
    </style:style>
    <style:style style:name="P11" style:family="paragraph" style:parent-style-name="Text_20_body" style:list-style-name="L3">
      <style:paragraph-properties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P12" style:family="paragraph" style:parent-style-name="Text_20_body" style:list-style-name="L4">
      <style:paragraph-properties fo:margin-left="0cm" fo:margin-right="0cm"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P13" style:family="paragraph" style:parent-style-name="Text_20_body" style:list-style-name="L4">
      <style:paragraph-properties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P14" style:family="paragraph" style:parent-style-name="Text_20_body" style:list-style-name="L5">
      <style:paragraph-properties fo:margin-left="0cm" fo:margin-right="0cm"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P15" style:family="paragraph" style:parent-style-name="Text_20_body" style:list-style-name="L5">
      <style:paragraph-properties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P16" style:family="paragraph" style:parent-style-name="Text_20_body" style:list-style-name="L6">
      <style:paragraph-properties fo:margin-left="0cm" fo:margin-right="0cm" fo:text-indent="0cm" style:auto-text-indent="false"/>
    </style:style>
    <style:style style:name="P17" style:family="paragraph" style:parent-style-name="Text_20_body" style:list-style-name="L6">
      <style:paragraph-properties fo:text-indent="0cm" style:auto-text-indent="false"/>
    </style:style>
    <style:style style:name="P18" style:family="paragraph" style:parent-style-name="Heading_20_3">
      <style:paragraph-properties fo:margin-left="0cm" fo:margin-right="0cm" fo:text-indent="0cm" style:auto-text-indent="false"/>
      <style:text-properties fo:font-variant="normal" fo:text-transform="none" fo:color="#000000" loext:opacity="100%" fo:letter-spacing="normal"/>
    </style:style>
    <style:style style:name="P19" style:family="paragraph" style:parent-style-name="Text_20_body" style:list-style-name="L7">
      <style:paragraph-properties fo:margin-left="0cm" fo:margin-right="0cm"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P20" style:family="paragraph" style:parent-style-name="Text_20_body" style:list-style-name="L7">
      <style:paragraph-properties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T1" style:family="text">
      <style:text-properties fo:font-variant="normal" fo:text-transform="none" fo:color="#000000" loext:opacity="100%" fo:letter-spacing="normal" fo:font-style="normal" fo:font-weight="normal"/>
    </style:style>
    <style:style style:name="T2" style:family="text">
      <style:text-properties fo:font-variant="normal" fo:text-transform="none" fo:color="#000000" loext:opacity="100%" fo:letter-spacing="normal"/>
    </style:style>
    <style:style style:name="T3" style:family="text">
      <style:text-properties fo:font-style="normal" fo:font-weight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easuring Earth’s heating specifically </text:span><text:span text:style-name="Strong_20_Emphasis"><text:span text:style-name="T1">due to CO₂</text:span></text:span><text:span text:style-name="T1"> </text:span><text:span text:style-name="Emphasis"><text:span text:style-name="T1">from spectral measurements</text:span></text:span><text:span text:style-name="T1"> is a well-developed method in climate science. Let me give you a clear, physics-based explanation of </text:span><text:span text:style-name="Strong_20_Emphasis"><text:span text:style-name="T1">how we isolate CO₂’s heating contribution</text:span></text:span><text:span text:style-name="T1"> from satellite and ground spectra.</text:span></text:p>
      <text:p text:style-name="Horizontal_20_Line"/>
      <text:h text:style-name="P2" text:outline-level="1"><text:span text:style-name="T2">✅ </text:span><text:span text:style-name="Strong_20_Emphasis"><text:span text:style-name="T1">How CO₂ Heating Is Measured from Spectral Data</text:span></text:span></text:h>
      <text:p text:style-name="P3">Earth emits infrared (IR) radiation to space. Greenhouse gases absorb some of that IR at their characteristic wavelengths, reducing the outgoing energy in those bands.</text:p>
      <text:p text:style-name="P3">To measure CO₂’s heating, scientists look at:</text:p>
      <text:h text:style-name="P4" text:outline-level="3"><text:span text:style-name="Strong_20_Emphasis"><text:span text:style-name="T1">1. The Spectral “Fingerprint” of CO₂</text:span></text:span></text:h>
      <text:p text:style-name="P3">CO₂ absorbs IR strongly in well-known bands:</text:p>
      <text:list text:style-name="L1">
        <text:list-item>
          <text:p text:style-name="P5"><text:span text:style-name="Strong_20_Emphasis"><text:span text:style-name="T1">13–17 μm</text:span></text:span><text:span text:style-name="T1">, peak at </text:span><text:span text:style-name="Strong_20_Emphasis"><text:span text:style-name="T1">15 μm</text:span></text:span><text:span text:style-name="T1"> (≈ 667 cm⁻¹)</text:span></text:p>
        </text:list-item>
        <text:list-item>
          <text:p text:style-name="P6"><text:span text:style-name="T1">Smaller bands at </text:span><text:span text:style-name="Strong_20_Emphasis"><text:span text:style-name="T1">4.3 μm</text:span></text:span></text:p>
        </text:list-item>
      </text:list>
      <text:p text:style-name="P1"><text:span text:style-name="T1">Satellite instruments (like </text:span><text:span text:style-name="Strong_20_Emphasis"><text:span text:style-name="T1">CERES</text:span></text:span><text:span text:style-name="T1">, </text:span><text:span text:style-name="Strong_20_Emphasis"><text:span text:style-name="T1">AIRS</text:span></text:span><text:span text:style-name="T1">, </text:span><text:span text:style-name="Strong_20_Emphasis"><text:span text:style-name="T1">IASI</text:span></text:span><text:span text:style-name="T1">, </text:span><text:span text:style-name="Strong_20_Emphasis"><text:span text:style-name="T1">HIRS</text:span></text:span><text:span text:style-name="T1">, </text:span><text:span text:style-name="Strong_20_Emphasis"><text:span text:style-name="T1">SORCE</text:span></text:span><text:span text:style-name="T1">, </text:span><text:span text:style-name="Strong_20_Emphasis"><text:span text:style-name="T1">Aqua</text:span></text:span><text:span text:style-name="T1">, etc.) measure the outgoing longwave radiation (OLR) spectrum.</text:span></text:p>
      <text:p text:style-name="P3">If you compare:</text:p>
      <text:list text:style-name="L2">
        <text:list-item>
          <text:p text:style-name="P7"><text:span text:style-name="Strong_20_Emphasis"><text:span text:style-name="T1">Expected blackbody emission</text:span></text:span><text:span text:style-name="T1"><text:line-break/>vs</text:span></text:p>
        </text:list-item>
        <text:list-item>
          <text:p text:style-name="P8"><text:span text:style-name="Strong_20_Emphasis"><text:span text:style-name="T1">Actual outgoing spectrum</text:span></text:span></text:p>
        </text:list-item>
      </text:list>
      <text:p text:style-name="P1"><text:span text:style-name="T1">You see </text:span><text:span text:style-name="Emphasis"><text:span text:style-name="T1">dips</text:span></text:span><text:span text:style-name="T1"> exactly at CO₂ bands. The </text:span><text:span text:style-name="Strong_20_Emphasis"><text:span text:style-name="T1">depth of the dip = strength of CO₂ absorption = radiative forcing</text:span></text:span><text:span text:style-name="T1">.</text:span></text:p>
      <text:p text:style-name="Horizontal_20_Line"/>
      <text:h text:style-name="P2" text:outline-level="1"><text:span text:style-name="T2">🔍 </text:span><text:span text:style-name="Strong_20_Emphasis"><text:span text:style-name="T1">2. How Radiative Forcing Is Directly Calculated from Spectra</text:span></text:span></text:h>
      <text:p text:style-name="P3">Total CO₂ radiative forcing is computed from:</text:p>
      <text:h text:style-name="P4" text:outline-level="3"><text:span text:style-name="Strong_20_Emphasis"><text:span text:style-name="T1">ΔF = Δ(OLR due to CO₂ absorption)</text:span></text:span></text:h>
      <text:p text:style-name="P3">integrated across the CO₂ band.</text:p>
      <text:p text:style-name="P3">This is measured by:</text:p>
      <text:h text:style-name="P4" text:outline-level="3"><text:span text:style-name="T2">✔ </text:span><text:span text:style-name="Strong_20_Emphasis"><text:span text:style-name="T1">Satellite upward-view IR spectra (top-of-atmosphere)</text:span></text:span></text:h>
      <text:p text:style-name="P3">to see how much energy fails to escape Earth.</text:p>
      <text:h text:style-name="P4" text:outline-level="3"><text:soft-page-break/><text:span text:style-name="T2">✔ </text:span><text:span text:style-name="Strong_20_Emphasis"><text:span text:style-name="T1">Ground downward-view IR spectra</text:span></text:span></text:h>
      <text:p text:style-name="P3">to see additional CO₂ re-radiation back to surface.</text:p>
      <text:p text:style-name="P3">Both independently confirm increased greenhouse trapping.</text:p>
      <text:p text:style-name="Horizontal_20_Line"/>
      <text:h text:style-name="P2" text:outline-level="1"><text:span text:style-name="T2">🌍 </text:span><text:span text:style-name="Strong_20_Emphasis"><text:span text:style-name="T1">3. What Satellites Actually See</text:span></text:span></text:h>
      <text:h text:style-name="P9" text:outline-level="3">Example: Outgoing IR spectrum</text:h>
      <text:p text:style-name="P3">When comparing spectra from the 1970s (Nimbus 4) to modern satellites (AIRS/IASI):</text:p>
      <text:list text:style-name="L3">
        <text:list-item>
          <text:p text:style-name="P10"><text:span text:style-name="T1">The </text:span><text:span text:style-name="Strong_20_Emphasis"><text:span text:style-name="T1">15 μm CO₂ band has deepened</text:span></text:span><text:span text:style-name="T1">.</text:span></text:p>
        </text:list-item>
        <text:list-item>
          <text:p text:style-name="P11">The edges of the band have widened.</text:p>
        </text:list-item>
        <text:list-item>
          <text:p text:style-name="P11">This corresponds exactly to predicted forcing from increased CO₂ concentration.</text:p>
        </text:list-item>
      </text:list>
      <text:p text:style-name="P1"><text:span text:style-name="T1">This is literally a </text:span><text:span text:style-name="Emphasis"><text:span text:style-name="T1">measurement of enhanced greenhouse effect</text:span></text:span><text:span text:style-name="T1">.</text:span></text:p>
      <text:p text:style-name="Horizontal_20_Line"/>
      <text:h text:style-name="P2" text:outline-level="1"><text:span text:style-name="T2">📈 </text:span><text:span text:style-name="Strong_20_Emphasis"><text:span text:style-name="T1">4. Calculating Heating (Radiative Forcing)</text:span></text:span></text:h>
      <text:p text:style-name="P3">CO₂ radiative forcing at top of atmosphere is given by:</text:p>
      <text:p text:style-name="P3">[<text:line-break/>\Delta F = 5.35 \ln\left(\frac{C}{C_0}\right)<text:line-break/>]</text:p>
      <text:p text:style-name="P1"><text:span text:style-name="T1">But that formula is not assumed—it is </text:span><text:span text:style-name="Strong_20_Emphasis"><text:span text:style-name="T1">validated by spectral measurements</text:span></text:span><text:span text:style-name="T1">.</text:span></text:p>
      <text:h text:style-name="P9" text:outline-level="3">Satellite spectral analysis yields the same value:</text:h>
      <text:p text:style-name="P1"><text:span text:style-name="Strong_20_Emphasis"><text:span text:style-name="T2">≈ </text:span></text:span><text:span text:style-name="Strong_20_Emphasis"><text:span text:style-name="T1">2.1 W/m²</text:span></text:span><text:span text:style-name="T1"> current net forcing from CO₂ since 1750.</text:span></text:p>
      <text:p text:style-name="P3">This number comes directly from integrating:</text:p>
      <text:p text:style-name="P3">[<text:line-break/>\int_{\text{CO₂ band}} \Delta(\text{OLR}(λ)), dλ<text:line-break/>]</text:p>
      <text:p text:style-name="P3">The “missing” energy is trapped and warms:</text:p>
      <text:list text:style-name="L4">
        <text:list-item>
          <text:p text:style-name="P12">surface</text:p>
        </text:list-item>
        <text:list-item>
          <text:p text:style-name="P13">lower troposphere</text:p>
        </text:list-item>
        <text:list-item>
          <text:p text:style-name="P13">oceans</text:p>
        </text:list-item>
      </text:list>
      <text:p text:style-name="Horizontal_20_Line"/>
      <text:h text:style-name="P2" text:outline-level="1"><text:soft-page-break/><text:span text:style-name="T2">🔬 </text:span><text:span text:style-name="Strong_20_Emphasis"><text:span text:style-name="T1">5. Separating CO₂ From Other Greenhouse Gases</text:span></text:span></text:h>
      <text:p text:style-name="P3">Because each gas has its own spectral lines:</text:p>
      <text:list text:style-name="L5">
        <text:list-item>
          <text:p text:style-name="P14">H₂O → broad absorption bands</text:p>
        </text:list-item>
        <text:list-item>
          <text:p text:style-name="P15">CH₄ → 7.7 μm</text:p>
        </text:list-item>
        <text:list-item>
          <text:p text:style-name="P15">N₂O → 7.8 μm</text:p>
        </text:list-item>
        <text:list-item>
          <text:p text:style-name="P15">CO₂ → 4.3 μm and 15 μm</text:p>
        </text:list-item>
      </text:list>
      <text:p text:style-name="P1"><text:span text:style-name="T1">You can attribute </text:span><text:span text:style-name="Strong_20_Emphasis"><text:span text:style-name="T1">heating per gas</text:span></text:span><text:span text:style-name="T1"> by decomposing the observed OLR spectrum into contributions of each absorber.</text:span></text:p>
      <text:p text:style-name="P3">This is done using radiative transfer codes:</text:p>
      <text:list text:style-name="L6">
        <text:list-item>
          <text:p text:style-name="P16"><text:span text:style-name="Strong_20_Emphasis"><text:span text:style-name="T1">MODTRAN</text:span></text:span></text:p>
        </text:list-item>
        <text:list-item>
          <text:p text:style-name="P17"><text:span text:style-name="Strong_20_Emphasis"><text:span text:style-name="T1">LBLRTM</text:span></text:span></text:p>
        </text:list-item>
        <text:list-item>
          <text:p text:style-name="P17"><text:span text:style-name="Strong_20_Emphasis"><text:span text:style-name="T1">RRTMG</text:span></text:span></text:p>
        </text:list-item>
      </text:list>
      <text:p text:style-name="P3">They run line-by-line spectroscopy (using HITRAN database) to match satellite spectra.</text:p>
      <text:p text:style-name="P1"><text:span text:style-name="T1">The attribution is </text:span><text:span text:style-name="Strong_20_Emphasis"><text:span text:style-name="T1">direct measurements, not models</text:span></text:span><text:span text:style-name="T1">.</text:span></text:p>
      <text:p text:style-name="Horizontal_20_Line"/>
      <text:h text:style-name="P2" text:outline-level="1"><text:span text:style-name="T2">📡 </text:span><text:span text:style-name="Strong_20_Emphasis"><text:span text:style-name="T1">6. Direct Experimental Confirmation Over Time</text:span></text:span></text:h>
      <text:p text:style-name="P3">Satellites have observed:</text:p>
      <text:h text:style-name="P18" text:outline-level="3">✔ <text:span text:style-name="T3">Decreasing OLR at CO₂ wavelengths</text:span></text:h>
      <text:p text:style-name="P3">(meaning less heat escapes to space)</text:p>
      <text:h text:style-name="P18" text:outline-level="3">✔ <text:span text:style-name="T3">Increasing downward IR at same wavelengths</text:span></text:h>
      <text:p text:style-name="P3">(measured from the surface looking up)</text:p>
      <text:p text:style-name="P3">These two together confirm:</text:p>
      <text:p text:style-name="P1"><text:span text:style-name="Strong_20_Emphasis"><text:span text:style-name="T1">CO₂ is blocking more heat → Earth is accumulating energy → warming.</text:span></text:span></text:p>
      <text:p text:style-name="P3">This is the smoking gun of greenhouse warming.</text:p>
      <text:p text:style-name="Horizontal_20_Line"/>
      <text:h text:style-name="P2" text:outline-level="1"><text:span text:style-name="T2">🔥 </text:span><text:span text:style-name="Strong_20_Emphasis"><text:span text:style-name="T1">7. Converting Spectral Forcing Into Heating</text:span></text:span></text:h>
      <text:p text:style-name="P1"><text:span text:style-name="T1">The net </text:span><text:span text:style-name="Strong_20_Emphasis"><text:span text:style-name="T1">energy imbalance</text:span></text:span><text:span text:style-name="T1"> measured by CERES is:</text:span></text:p>
      <text:h text:style-name="P4" text:outline-level="3"><text:soft-page-break/><text:span text:style-name="Strong_20_Emphasis"><text:span text:style-name="T1">~0.8–1.0 W/m²</text:span></text:span><text:span text:style-name="T1"> (Earth is gaining heat)</text:span></text:h>
      <text:p text:style-name="P3">The CO₂ component (~2.1 W/m² forcing) is offset somewhat by:</text:p>
      <text:list text:style-name="L7">
        <text:list-item>
          <text:p text:style-name="P19">cooling from aerosols</text:p>
        </text:list-item>
        <text:list-item>
          <text:p text:style-name="P20">thermal inertia of oceans</text:p>
        </text:list-item>
        <text:list-item>
          <text:p text:style-name="P20">Planck feedback</text:p>
        </text:list-item>
      </text:list>
      <text:p text:style-name="P1"><text:span text:style-name="T1">But the radiative forcing from CO₂ is not hypothetical—it is </text:span><text:span text:style-name="Strong_20_Emphasis"><text:span text:style-name="T1">spectrally observed energy that fails to escape Earth</text:span></text:span><text:span text:style-name="T1">.</text:span></text:p>
      <text:p text:style-name="Horizontal_20_Line"/>
      <text:h text:style-name="P2" text:outline-level="1"><text:span text:style-name="T2">📌 </text:span><text:span text:style-name="Strong_20_Emphasis"><text:span text:style-name="T1">Summary</text:span></text:span></text:h>
      <text:p text:style-name="P3">Spectral measurements directly show CO₂ heating Earth by:</text:p>
      <text:h text:style-name="P9" text:outline-level="3">1️⃣ Identifying dips in outgoing IR at CO₂ wavelengths</text:h>
      <text:h text:style-name="P9" text:outline-level="3">2️⃣ Measuring how those dips deepen over time</text:h>
      <text:h text:style-name="P9" text:outline-level="3">3️⃣ Calculating the missing energy = radiative forcing</text:h>
      <text:h text:style-name="P9" text:outline-level="3">4️⃣ Measuring increased downward IR at the same bands</text:h>
      <text:h text:style-name="P9" text:outline-level="3">5️⃣ Confirming energy accumulation in oceans and surface</text:h>
      <text:p text:style-name="P3">This is one of the most measured and verified phenomena in climate physics.</text:p>
      <text:p text:style-name="Horizontal_20_Line"/>
      <text:p text:style-name="P3">If you like, I can also show:</text:p>
      <text:p text:style-name="P1"><text:span text:style-name="T2">📎 </text:span><text:span text:style-name="Strong_20_Emphasis"><text:span text:style-name="T1">Spectral plots for CO₂ forcing (real satellite data)</text:span></text:span><text:span text:style-name="T1"><text:line-break/>📎 </text:span><text:span text:style-name="Strong_20_Emphasis"><text:span text:style-name="T1">How to reproduce CO₂ absorption using MODTRAN</text:span></text:span><text:span text:style-name="T1"><text:line-break/>📎 </text:span><text:span text:style-name="Strong_20_Emphasis"><text:span text:style-name="T1">How CERES computes Earth’s energy imbalance</text:span></text:span></text:p>
      <text:p text:style-name="P3">Just tell me!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9T09:20:18.047096000</meta:creation-date>
    <dc:date>2025-11-19T09:21:34.813264000</dc:date>
    <meta:editing-duration>PT1M17S</meta:editing-duration>
    <meta:editing-cycles>1</meta:editing-cycles>
    <meta:document-statistic meta:table-count="0" meta:image-count="0" meta:object-count="0" meta:page-count="4" meta:paragraph-count="83" meta:word-count="708" meta:character-count="4034" meta:non-whitespace-character-count="3472"/>
    <meta:generator>LibreOffice/25.2.2.2$MacOSX_AARCH64 LibreOffice_project/7370d4be9e3cf6031a51beef54ff3bda878e3fac</meta:generator>
  </office:meta>
</office:document-meta>
</file>